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fo:background-color="transparent"/>
    </style:style>
    <style:style style:name="P2" style:family="paragraph" style:parent-style-name="Standard">
      <style:text-properties officeooo:paragraph-rsid="00123530" fo:background-color="transparent"/>
    </style:style>
    <style:style style:name="P3" style:family="paragraph" style:parent-style-name="Standard">
      <style:paragraph-properties fo:margin-left="0.67cm" fo:margin-right="0cm" fo:text-align="justify" style:justify-single-word="false" fo:text-indent="0cm" style:auto-text-indent="false"/>
      <style:text-properties fo:background-color="transparent"/>
    </style:style>
    <style:style style:name="P4" style:family="paragraph" style:parent-style-name="Standard">
      <style:paragraph-properties fo:margin-left="1.058cm" fo:margin-right="0cm" fo:text-align="justify" style:justify-single-word="false" fo:text-indent="0cm" style:auto-text-indent="false"/>
      <style:text-properties fo:background-color="transparent"/>
    </style:style>
    <style:style style:name="P5" style:family="paragraph" style:parent-style-name="Standard">
      <style:paragraph-properties fo:margin-left="0.953cm" fo:margin-right="0cm" fo:text-align="justify" style:justify-single-word="false" fo:text-indent="0cm" style:auto-text-indent="false"/>
      <style:text-properties fo:background-color="transparent"/>
    </style:style>
    <style:style style:name="P6" style:family="paragraph" style:parent-style-name="Standard">
      <style:paragraph-properties fo:margin-left="0.176cm" fo:margin-right="0cm" fo:text-align="justify" style:justify-single-word="false" fo:text-indent="0cm" style:auto-text-indent="false"/>
      <style:text-properties fo:background-color="transparent"/>
    </style:style>
    <style:style style:name="P7" style:family="paragraph" style:parent-style-name="Standard">
      <style:paragraph-properties fo:margin-left="0.176cm" fo:margin-right="0cm" fo:text-align="justify" style:justify-single-word="false" fo:text-indent="0cm" style:auto-text-indent="false"/>
      <style:text-properties officeooo:paragraph-rsid="00123530" fo:background-color="transparent"/>
    </style:style>
    <style:style style:name="P8" style:family="paragraph" style:parent-style-name="Standard">
      <style:paragraph-properties fo:margin-left="0.176cm" fo:margin-right="0cm" fo:text-align="center" style:justify-single-word="false" fo:text-indent="0cm" style:auto-text-indent="false"/>
      <style:text-properties fo:background-color="transparent"/>
    </style:style>
    <style:style style:name="P9" style:family="paragraph" style:parent-style-name="Standard">
      <style:paragraph-properties fo:margin-left="0.176cm" fo:margin-right="0cm" fo:text-align="justify" style:justify-single-word="false" fo:text-indent="0cm" style:auto-text-indent="false" fo:break-before="page"/>
      <style:text-properties officeooo:paragraph-rsid="00123530" fo:background-color="transparent"/>
    </style:style>
    <style:style style:name="P10" style:family="paragraph" style:parent-style-name="Standard">
      <style:paragraph-properties fo:margin-left="0.106cm" fo:margin-right="0cm" fo:text-align="justify" style:justify-single-word="false" fo:text-indent="0cm" style:auto-text-indent="false"/>
      <style:text-properties fo:background-color="transparent"/>
    </style:style>
    <style:style style:name="P11" style:family="paragraph" style:parent-style-name="Standard" style:list-style-name="">
      <style:paragraph-properties fo:margin-top="0.494cm" fo:margin-bottom="0.494cm" loext:contextual-spacing="false"/>
    </style:style>
    <style:style style:name="P12" style:family="paragraph" style:parent-style-name="Standard">
      <style:paragraph-properties fo:margin-top="0.494cm" fo:margin-bottom="0.494cm" loext:contextual-spacing="false"/>
    </style:style>
    <style:style style:name="P13" style:family="paragraph" style:parent-style-name="Standard" style:list-style-name="">
      <style:paragraph-properties fo:margin-top="0.494cm" fo:margin-bottom="0.494cm" loext:contextual-spacing="false"/>
      <style:text-properties officeooo:paragraph-rsid="00123530" fo:background-color="transparent"/>
    </style:style>
    <style:style style:name="P14" style:family="paragraph" style:parent-style-name="Standard" style:list-style-name="">
      <style:paragraph-properties fo:margin-top="0.494cm" fo:margin-bottom="0.494cm" loext:contextual-spacing="false"/>
      <style:text-properties fo:background-color="transparent"/>
    </style:style>
    <style:style style:name="P15" style:family="paragraph" style:parent-style-name="Standard">
      <style:paragraph-properties fo:margin-top="0.494cm" fo:margin-bottom="0.494cm" loext:contextual-spacing="false"/>
      <style:text-properties officeooo:paragraph-rsid="00123530" fo:background-color="transparent"/>
    </style:style>
    <style:style style:name="P16" style:family="paragraph" style:parent-style-name="Standard" style:master-page-name="Standard">
      <style:paragraph-properties fo:text-align="justify" style:justify-single-word="false" style:page-number="auto"/>
      <style:text-properties fo:background-color="transparent"/>
    </style:style>
    <style:style style:name="T1" style:family="text">
      <style:text-properties style:text-underline-style="solid" style:text-underline-width="auto" style:text-underline-color="font-color" fo:font-weight="bold" style:font-weight-asian="bold"/>
    </style:style>
    <style:style style:name="T2" style:family="text">
      <style:text-properties style:text-underline-style="solid" style:text-underline-width="auto" style:text-underline-color="font-color" fo:font-weight="bold" officeooo:rsid="00137a6a" style:font-weight-asian="bold"/>
    </style:style>
    <style:style style:name="T3" style:family="text">
      <style:text-properties fo:background-color="#ffff00"/>
    </style:style>
    <style:style style:name="T4" style:family="text">
      <style:text-properties style:font-name="Times New Roman" fo:font-size="13.5pt" fo:font-weight="bold" style:font-name-asian="Times New Roman1" style:font-size-asian="13.5pt" style:language-asian="fr" style:country-asian="FR" style:font-weight-asian="bold" style:font-name-complex="Times New Roman1" style:font-size-complex="13.5pt" style:font-weight-complex="bold"/>
    </style:style>
    <style:style style:name="T5" style:family="text">
      <style:text-properties style:font-name="Times New Roman" style:font-name-asian="Times New Roman1" style:language-asian="fr" style:country-asian="FR" style:font-name-complex="Times New Roman1"/>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2">Traduction française de la </text:span><text:span text:style-name="T1">Licence Open Hardware (matériel libre) du CERN Version 2 - Faible réciprocité</text:span></text:p>
      <text:p text:style-name="P1"/>
      <text:h text:style-name="P13" text:outline-level="3"><text:span text:style-name="T4">Avertissement important au sujet de cette traduction:</text:span></text:h>
      <text:p text:style-name="P2"><text:span text:style-name="T5">Ce document est une traduction non officielle en langue française, de la licence "CERN Open Hardware Licence v2, weekly reciprocal » (CERN OHL-w)" dont le texte original est rédigé en anglais (traduction de l'anglais vers le français).</text:span></text:p>
      <text:p text:style-name="P15"><text:span text:style-name="T5">Cette traduction est fournie dans l'espoir qu'elle facilitera la compréhension de la licence " CERN OHL-w " pour les francophones non-anglophones. </text:span></text:p>
      <text:p text:style-name="P15"><text:span text:style-name="T5">Cette traduction est informative et ne constitue ni une traduction officielle, ni une traduction approuvée juridiquement par le CERN.</text:span></text:p>
      <text:p text:style-name="P15"><text:span text:style-name="T5">Le CERN n'est pas la personne qui publie cette traduction. Le CERN n'a  pas approuvé cette traduction en tant que substitut légalement valide de la licence authentique CERN OHL-w.</text:span></text:p>
      <text:p text:style-name="P15"><text:span text:style-name="T5">La(les) personne(s) auteur(s) de cette traduction ne peut (peuvent) garantir avec certitude que cette traduction représente avec exactitude la signification légale des termes de la licence authentique CERN OHL-w publiée en langue anglaise.</text:span></text:p>
      <text:p text:style-name="P15"><text:span text:style-name="T5">Cette traduction n’établit donc légalement aucun des termes et conditions d’utilisation d’une chose matérielle mise à disposition sous la licence CERN OHL-w. Seul le texte original de la licence CERN OHL-w établit cette dimension légale.</text:span></text:p>
      <text:p text:style-name="P15"><text:span text:style-name="T5">Si vous souhaitez avoir la certitude que les activités que vous projetez seront autorisées par la licence CERN OHL-w, veuillez-vous référer à la seule version anglaise authentique de la licence CERN OHL-w.</text:span></text:p>
      <text:p text:style-name="P15"><text:span text:style-name="T5">Les personnes ayant réalisé cette traduction, ainsi que les personnes possédant les droits sur la licence CERN OHL-w, vous recommandent fortement de NE SURTOUT PAS UTILISER cette traduction en tant que termes oﬃciels pour vos propres réalisations matérielles. Utilisez plutôt la version anglaise authentique officielle de la licence CERN OHL-w publiée par le CERN. </text:span></text:p>
      <text:p text:style-name="P15"><text:span text:style-name="T5">Si vous choisissez de transmettre cette traduction en même temps qu’un produit matériel mis à disposition sous les termes et conditions de la licence CERN OHL-w, cela ne vous dispense pas de l’obligation de transmettre en même temps une copie de la licence CERN OHL-w authentique en anglais, et de conserver dans la traduction cet important avertissement en français et son équivalent en anglais ci-dessous.</text:span></text:p>
      <text:h text:style-name="P13" text:outline-level="3"><text:span text:style-name="T4">Important Warning About This French Translation:</text:span></text:h>
      <text:p text:style-name="P15"><text:span text:style-name="T5">This is a translation of the "CERN Open Hardware Licence v2, weekly reciprocal » (CERN OHL-w) into French.</text:span></text:p>
      <text:p text:style-name="P15"><text:span text:style-name="T5">This translation is distributed in the hope that it will facilitate understanding, but it is not an oﬃcial or legally approved translation.</text:span></text:p>
      <text:p text:style-name="P15"><text:soft-page-break/><text:span text:style-name="T5">This translation is informative. The CERN is not the publisher of this translation and has not approved it as a legal substitute for the authentic CERN OHL-w. </text:span></text:p>
      <text:p text:style-name="P15"><text:span text:style-name="T5">The translator cannot be sure that it exactly represents the legal meaning of the authentic CERN OHL-w published in English.</text:span></text:p>
      <text:p text:style-name="P15"><text:span text:style-name="T5">This translation does not legally state the terms and conditions of use of any Hardware (Product) licenced under CERN OHL-w <text:s/>only the original English text of the CERN OHL-w does that. </text:span></text:p>
      <text:p text:style-name="P15"><text:span text:style-name="T5">If you wish to be sure whether your planned activities are permitted by the CERN OHL-w, please refer to its sole authentic English version of CERN OHL-w.</text:span></text:p>
      <text:p text:style-name="P15"><text:span text:style-name="T5">The CERN strongly urges you not to use this translation as the oﬃcial distribution terms for your hardware (product); instead, please use the authentic English version published by the CERN. </text:span></text:p>
      <text:p text:style-name="P15"><text:span text:style-name="T5">If you choose to convey this translation along with an Hardware (product) covered by the CERN OHL-w, this does not remove your obligation to convey at the same time a copy of the authentic CERN OHL-w in English, and you must keep in this translation this important warning in English and its equivalent in French above.</text:span></text:p>
      <text:p text:style-name="P7"/>
      <text:p text:style-name="P9"><text:span text:style-name="T1">Licence Open Hardware (matériel libre) du CERN Version 2 - Faible réciprocité</text:span></text:p>
      <text:p text:style-name="P7"><text:span text:style-name="T1"/></text:p>
      <text:p text:style-name="P1">Préambule</text:p>
      <text:p text:style-name="P1"/>
      <text:p text:style-name="P1">Le CERN a développé cette licence afin de promouvoir la collaboration entre les concepteurs de matériel informatique et de fournir un outil juridique qui soutient la liberté d'utiliser, d'étudier, de modifier, de partager et de distribuer des conceptions matérielles et des produits basés sur ces conceptions. La version 2 de la licence Open Hardware du CERN se décline en trois variantes : CERN-OHL-P (permissive) ; et deux licences réciproques : la présente licence, CERN-OHL-W (faiblement réciproque) et CERN-OHL-S (fortement réciproque).</text:p>
      <text:p text:style-name="P1"/>
      <text:p text:style-name="P1">La version CERN-OHL-W est protégée par le copyright CERN 2020. Toute personne est invitée à l'utiliser, sous forme non modifiée uniquement.</text:p>
      <text:p text:style-name="P1"/>
      <text:p text:style-name="P1">L'utilisation de cette licence n’implique pas l’approbation par le CERN des concédants ou de leurs conceptions, ni une quelconque participation du CERN à leur développement.</text:p>
      <text:p text:style-name="P1"/>
      <text:p text:style-name="P1"/>
      <text:p text:style-name="P1">1 Définitions</text:p>
      <text:p text:style-name="P1"/>
      <text:p text:style-name="P1"><text:s text:c="2"/>1.1 " Licence " signifie la présente CERN-OHL-W.</text:p>
      <text:p text:style-name="P1"/>
      <text:p text:style-name="P1"><text:s text:c="2"/>1.2 " Licence compatible " signifie</text:p>
      <text:p text:style-name="P1"/>
      <text:p text:style-name="P1"><text:s text:c="7"/>a) toute version antérieure de la licence CERN Open Hardware, ou</text:p>
      <text:p text:style-name="P1"/>
      <text:p text:style-name="P1"><text:s text:c="7"/>b) toute version de la CERN-OHL-S ou de la CERN-OHL-W, ou</text:p>
      <text:p text:style-name="P1"/>
      <text:p text:style-name="P3">c) toute licence qui Vous permet de traiter la Source à laquelle elle s'applique comme une licence sous CERN-OHL-S ou CERN-OHL-W à condition que, lors de la cession d'une telle Source, ou de tout Produit associé, Vous traitez la Source en question comme étant sous licence CERN-OHL-S ou CERN-OHL-W selon le cas.</text:p>
      <text:p text:style-name="P1"/>
      <text:p text:style-name="P1"><text:s text:c="2"/>1.3 " Source " désigne les informations telles que la documentation et éléments de conception ou le code numérique qui peuvent être utilisées pour Fabriquer ou tester un Produit ou pour préparer un Produit en vue de son utilisation, de sa Transmission ou de sa vente, quel que soit son support ou son mode d'expression. Elles peuvent inclure les Avis.</text:p>
      <text:p text:style-name="P1"/>
      <text:p text:style-name="P1"><text:s text:c="2"/>1.4 " Source Couverte " signifie la Source qui est explicitement rendue disponible dans le cadre de cette Licence.</text:p>
      <text:p text:style-name="P1"/>
      <text:p text:style-name="P1"><text:s text:c="2"/>1.5 " Produit " désigne tout dispositif, composant, œuvre ou objet physique, qu'il soit sous forme finale ou intermédiaire, résultant de l'utilisation, l'application ou du traitement de la Source Couverte.</text:p>
      <text:p text:style-name="P1"/>
      <text:p text:style-name="P1"><text:soft-page-break/><text:s text:c="2"/>1.6 "Fabriquer " signifie créer ou configurer quelque chose, que ce soit par la fabrication, l’assemblage, la compilation, le chargement ou la mise en application de la Source Couverte ou d’un autre Produit ou autre.</text:p>
      <text:p text:style-name="P1"/>
      <text:p text:style-name="P1"><text:s text:c="2"/>1.7 " Composant Disponible " signifie toute partie, sous-assemblage, bibliothèque ou code qui :</text:p>
      <text:p text:style-name="P1"/>
      <text:p text:style-name="P3">a) vous est concédé sous licence en tant que Source Complète dans le cadre d'une Licence Compatible ; ou</text:p>
      <text:p text:style-name="P1"/>
      <text:p text:style-name="P3">b) est disponible, au moment où un Produit ou la Source qui le contient est transféré pour la première fois, à vous et à tout autre licencié potentiel</text:p>
      <text:p text:style-name="P1"/>
      <text:p text:style-name="P4">i) avec des droits et informations suffisants (y compris tout fichier de configuration et de programmation et informations sur ses caractéristiques et interfaces) pour lui permettre soit d’être fabriqué lui-même, soit d’être approvisionné et utilisé pour fabriquer le produit ; ou</text:p>
      <text:p text:style-name="P5">ii) de faire partie de la distribution normale d'un outil utilisé pour concevoir ou fabriquer le Produit.</text:p>
      <text:p text:style-name="P1"/>
      <text:p text:style-name="P1"><text:s text:c="2"/>1.8 " Matériel Externe " signifie tout élément (y compris la Source) qui :</text:p>
      <text:p text:style-name="P1"/>
      <text:p text:style-name="P3">a) est uniquement combiné avec la Source Couverte de telle manière qu'il s'interface avec la Source Couverte en utilisant une interface documentée qui est décrite dans la Source Couverte ; et</text:p>
      <text:p text:style-name="P1"/>
      <text:p text:style-name="P3">b) n'est pas un dérivé ou ne contient pas de Source Couverte, ou, si c'est le cas, c'est uniquement dans le but de faciliter cette interface.</text:p>
      <text:p text:style-name="P1"/>
      <text:p text:style-name="P6">1.9 "Source Complète" signifie l'ensemble de toutes les Sources nécessaires pour Fabriquer un Produit, sous la forme privilégiée pour effectuer des modifications, y compris les informations d'installation et d’interface nécessaires à la fois pour le Produit et pour tout Composant Disponible inclus.</text:p>
      <text:p text:style-name="P6">Si le format est propriétaire, il doit également être mis à disposition dans un format (si l'outil propriétaire peut le créer) qui est consultable avec un outil disponible pour les licenciés potentiels et sous une licence approuvée par la Free Software Foundation ou l'Open Source Initiative. La Source Complète ne doit pas nécessairement inclure la Source de tout Composant Disponible, à condition que Vous incluiez dans la Source Complète suffisamment d'informations pour permettre à un destinataire de Fabriquer ou de sourcer et d'utiliser le Composant Disponible pour Fabriquer le produit.</text:p>
      <text:p text:style-name="P1"/>
      <text:p text:style-name="P10">1.10 " Emplacement de la Source " désigne un endroit où un Concédant a placé une Source Couverte, et dont ce Concédant pense raisonnablement qu'elle restera facilement accessible pendant au moins trois ans pour que quiconque puisse obtenir une copie numérique.</text:p>
      <text:p text:style-name="P1"/>
      <text:p text:style-name="P1"><text:soft-page-break/><text:s/>1.11 " Avis " désigne les avis de droit d'auteur, de reconnaissance et de marque, les références d'Emplacement de la Source, les avis de modification (paragraphe 3.3(b)) et tous les avis faisant référence à la présente Licence et à l'exclusion de garantie qui sont inclus dans la Source Couverte.</text:p>
      <text:p text:style-name="P1"/>
      <text:p text:style-name="P1"><text:s/>1.12 " Licencié " ou " Vous " signifie toute personne exerçant des droits couverts par cette Licence.</text:p>
      <text:p text:style-name="P1"/>
      <text:p text:style-name="P1"><text:s/>1.13 " Concédant " signifie une personne physique ou morale qui crée ou modifie la Source Couverte. Une personne peut être à la fois un Licencié et un Concédant en même temps.</text:p>
      <text:p text:style-name="P1"/>
      <text:p text:style-name="P1"><text:s/>1.14 " Transmettre " signifie communiquer au public ou distribuer.</text:p>
      <text:p text:style-name="P1"/>
      <text:p text:style-name="P1"/>
      <text:p text:style-name="P1">2 Applicabilité</text:p>
      <text:p text:style-name="P1"/>
      <text:p text:style-name="P6">2.1 La présente Licence régit l'utilisation, la copie, la modification, la transmission de la Source Couverte et des Produits, et la Fabrication des produits. En exerçant un droit quelconque accordé par cette Licence, Vous acceptez irrévocablement ces termes et conditions.</text:p>
      <text:p text:style-name="P1"/>
      <text:p text:style-name="P6">2.2 La présente Licence Vous est accordée directement par le Concédant et s'applique dans le monde entier et sans limitation dans le temps.</text:p>
      <text:p text:style-name="P1"/>
      <text:p text:style-name="P6">2.3 Vous ne devez pas essayer de restreindre par contrat ou autrement les droits accordés par la présente Licence à d'autres titulaires de Licence.</text:p>
      <text:p text:style-name="P1"/>
      <text:p text:style-name="P6">2.4 La présente Licence n'a pas pour objet de restreindre l'usage loyal, l'utilisation équitable, ou tout autre droit similaire.</text:p>
      <text:p text:style-name="P1"/>
      <text:p text:style-name="P1"/>
      <text:p text:style-name="P1">3 Copie, Modification et Transmission de la Source Couverte</text:p>
      <text:p text:style-name="P1"/>
      <text:p text:style-name="P6">3.1 Vous pouvez Copier et Transmettre des copies textuelles de la Source Couverte, sur n'importe quel support, à condition que Vous conserviez tous les Avis de modification.</text:p>
      <text:p text:style-name="P1"/>
      <text:p text:style-name="P6">3.2 Vous pouvez modifier la Source Couverte, à l'exception des Avis, à condition que Vous vous engagiez irrévocablement à rendre cette Source Couverte modifiée disponible à partir d'un Emplacement de Source si Vous Transmettez un Produit dans des circonstances où le destinataire ne reçoit pas autrement une copie de la Source Couverte modifiée. Dans chaque cas, la sous-section 3.3 s'applique.</text:p>
      <text:p text:style-name="P1"/>
      <text:p text:style-name="P6">Vous ne pouvez supprimer les Avis que s'ils ne sont plus applicables à la Source Couverte correspondante telle que Vous l'avez modifiée et vous pouvez ajouter des Avis supplémentaires applicables à Vos modifications.</text:p>
      <text:p text:style-name="P1"/>
      <text:p text:style-name="P6"><text:soft-page-break/>3.3 Vous pouvez Transmettre la Source Couverte modifiée (avec pour effet que vous deviendrez également un Concédant) à condition que Vous :</text:p>
      <text:p text:style-name="P1"/>
      <text:p text:style-name="P1"><text:s text:c="7"/>a) conserviez les Avis tels que requis au paragraphe 3.2 ;</text:p>
      <text:p text:style-name="P1"/>
      <text:p text:style-name="P3">b) ajoutiez un Avis à la Source Couverte modifiée indiquant que Vous l'avez modifiée, avec la date et une brève description de la façon dont Vous l'avez modifiée ;</text:p>
      <text:p text:style-name="P1"/>
      <text:p text:style-name="P3">c) ajoutiez un Avis relatif à l'Emplacement de la Source pour la Source Couverte modifiée si Vous Transmettez dans des circonstances où le destinataire ne reçoit pas autrement une copie de la Source Couverte modifiée ; et</text:p>
      <text:p text:style-name="P1"/>
      <text:p text:style-name="P3">d) accordiez une licence pour la Source Couverte modifiée selon les termes et les conditions de cette Licence (ou, comme indiqué dans le paragraphe 8.3, une version ultérieure, si la licence de la Source Couverte originale le permet). Cette Source Couverte modifiée doit faire l'objet d'une licence dans son ensemble, mais à l'exclusion des Composants Disponibles qu'elle contient ou du Matériel Externe avec lequel elle est interfacée, qui restent concédées selon leurs propres licences applicables.</text:p>
      <text:p text:style-name="P1"/>
      <text:p text:style-name="P1"/>
      <text:p text:style-name="P1">4 Fabrication et Transmission de Produits</text:p>
      <text:p text:style-name="P1"/>
      <text:p text:style-name="P6">4.1 Vous pouvez Fabriquer des Produits et/ou les Transmettre, à condition soit de fournir à chaque destinataire une copie de la Source Complète, soit de veiller à ce que chaque destinataire soit informé de l'Emplacement de la Source Complète. Cette Source Complète inclut la Source Couverte et Vous devez en conséquence satisfaire à Vos obligations énoncées dans la sous-section 3.3. Si cela est spécifié dans un Avis, le Produit doit afficher de manière visible, sur l'Emplacement de la Source ou sur son emballage ou sa documentation, de la manière spécifiée dans cet Avis.</text:p>
      <text:p text:style-name="P1"/>
      <text:p text:style-name="P6">4.2 Lorsque Vous Transmettez un Produit qui incorpore du Matériel Externe, la Source Complète pour ce Produit que vous êtes tenu de fournir en vertu du paragraphe 4.1 ne doit pas nécessairement inclure une Source pour le Matériel Externe.</text:p>
      <text:p text:style-name="P1"/>
      <text:p text:style-name="P6">4.3 Vous pouvez concéder des licences sur les Produits selon les conditions de Votre choix, à condition que ces conditions ne restreignent pas ou ne tentent pas de restreindre les droits des bénéficiaires de la présente Licence sur la Source Couverte.</text:p>
      <text:p text:style-name="P1"/>
      <text:p text:style-name="P1"/>
      <text:p text:style-name="P1">5 Recherche et Développement</text:p>
      <text:p text:style-name="P1"/>
      <text:p text:style-name="P1">Vous pouvez Transmettre la Source Couverte, la Source Couverte modifiée ou les Produits à une entité légale effectuant une activité de développement, de test ou d'assurance qualité en Votre nom, à condition que le travail soit effectué dans des conditions qui empêchent l'entité d'utiliser la Source ou les Produits à la fois pour ses propres fins internes et de transmettre la Source ou les Produits ou toute modification de ceux-ci à toute personne <text:soft-page-break/>autre que Vous. Toute modification apportée par l'entité est réputée avoir été apportée par Vous conformément au paragraphe 3.2.</text:p>
      <text:p text:style-name="P1"/>
      <text:p text:style-name="P1"/>
      <text:p text:style-name="P1">6 CLAUSE DE NON-RESPONSABILITÉ ET RESPONSABILITÉ</text:p>
      <text:p text:style-name="P1"/>
      <text:p text:style-name="P6">6.1 EXCLUSION DE GARANTIE -- La Source Couverte et tous les Produits sont fournis "tels quels" et toute garantie expresse ou implicite, y compris, mais non limité aux, garanties implicites de qualité marchande, de qualité satisfaisante, d'absence de droits de tiers, et d'adéquation à un usage ou à un but particulier sont rejetées en ce qui concerne toute Source ou tout produit dans la mesure maximale autorisée par la loi. Le concédant ne fait aucune déclaration selon laquelle une Source ou un Produit ne viole pas ou ne violera pas un brevet, un droit d'auteur, un secret commercial ou un autre droit de propriété. L'intégralité du risque lié à l'utilisation, à la qualité et à la performance de toute Source ou de tout Produit sont à Votre charge et non à celle du Concédant. Cette exclusion de garantie est une partie essentielle de cette Licence et constitue une condition à l'octroi de tous les droits accordés dans le cadre de cette Licence.</text:p>
      <text:p text:style-name="P1"/>
      <text:p text:style-name="P1">6.2 EXCLUSION ET LIMITATION DE RESPONSABILITÉ -- Le Concédant ne doit, dans la mesure où la loi le permet, avoir aucune responsabilité en matière de dommages directs, indirects, spéciaux, accessoires, consécutifs, exemplaires ou punitifs ou tout autre dommage de quelque nature que ce soit, y compris, sans s’y limiter, l'acquisition de biens ou de services de substitution, la perte d'utilisation, de données ou de profits, ou d'interruption d'activité, quelle que soit la cause et sur toute théorie de contrat, de garantie, de délit civil (y compris la négligence), de responsabilité du produit ou autre, survenant de quelque manière que ce soit en relation avec la Source Couverte, la Source Couverte modifiée et/ou la Fabrication ou la transmission d'un Produit, même si vous avez été informé de l'éventualité de tels dommages, et Vous devrez laisser le(s) Concédant(s) libre(s) et hors de toute responsabilité, coûts, dommages, frais et dépenses, y compris les réclamations de tiers, en relation avec une telle utilisation.</text:p>
      <text:p text:style-name="P1"/>
      <text:p text:style-name="P1"/>
      <text:p text:style-name="P1">7 Brevets</text:p>
      <text:p text:style-name="P1"/>
      <text:p text:style-name="P6">7.1 Sous réserve des termes et conditions de la présente Licence, chaque Concédant Vous accorde par la présente une licence de brevet perpétuelle, mondiale, non exclusive, gratuite, libre de redevance, irrévocable (à l'exception de ce qui est indiqué dans les paragraphes 7.2 et 8.4) pour Fabriquer, faire Fabriquer, utiliser, offrir à la vente, vendre, importer et transférer de toute autre manière la Source Couverte et les Produits, où une telle licence ne s'applique qu’aux revendications de brevet pouvant faire l'objet d'une licence par ce Concédant qui sont <text:s/>nécessairement enfreintes par l'exercice des droits sur la Source Couverte telle que Transmise par ce Concédant.</text:p>
      <text:p text:style-name="P1"/>
      <text:p text:style-name="P6">7.2 Si Vous engagez un litige en matière de brevet contre toute entité (y compris une demande croisée ou une demande reconventionnelle dans un procès) alléguant que la Source Couverte ou un Produit constitue une violation de brevet directe ou contributive, ou vous cherchez à obtenir une déclaration selon laquelle un brevet qui vous est concédé en <text:soft-page-break/>vertu de la présente Licence est invalide ou inapplicable, alors tous les droits qui Vous sont accordés en vertu de la présente Licence prennent fin à la date à laquelle une telle procédure est engagée.</text:p>
      <text:p text:style-name="P1"/>
      <text:p text:style-name="P1">8 Généralités</text:p>
      <text:p text:style-name="P1"/>
      <text:p text:style-name="P6">8.1 Si l'une des dispositions de cette Licence est ou devient ultérieurement invalide ou inapplicable pour quelque raison que ce soit, les autres dispositions resteront en vigueur.</text:p>
      <text:p text:style-name="P1"/>
      <text:p text:style-name="P6">8.2 Vous ne devez pas utiliser le nom (y compris les acronymes et les abréviations), l'image ou le logo sous lesquels le Concédant ou le CERN est connu, sauf si cela est nécessaire pour se conformer à l'article 3, ou si l'utilisation est autrement autorisée par la loi. Toute utilisation ainsi autorisée doit être factuelle et ne doit pas être faite de manière à suggérer une quelconque approbation ou implication du Concédant ou de son personnel.</text:p>
      <text:p text:style-name="P6"/>
      <text:p text:style-name="P6">8.3 Le CERN peut publier des versions actualisées et des variantes de la présente Licence qu'il considère comme étant dans l'esprit de la présente version, mais peuvent différer dans le détail pour répondre à de nouveaux problèmes ou préoccupations. Les nouvelles versions seront publiées avec un numéro de version unique et un identifiant de variante spécifiant la variante. Si le Concédant a spécifié qu'une variante donnée s'applique à la Source Couverte sans spécifier de version, vous pouvez considérer cette Source Couverte comme étant réalisée sous toute version du CERN-OHL avec cette variante. Si aucune variante n'est spécifiée, la Source Couverte devra être traitée comme étant réalisée sous CERN-OHL-S. Le Concédant peut également spécifier que la Source Couverte est soumise à une version spécifique du CERN-OHL ou toute autre version ultérieure, auquel cas Vous pouvez appliquer cette version ou toute autre version ultérieure du CERN-OHL avec le même identifiant de variante publié par le CERN.</text:p>
      <text:p text:style-name="P1"/>
      <text:p text:style-name="P6">Vous pouvez traiter la Source Couverte licenciée sous CERN-OHL-W comme étant sous licence CERN-OHL-S si et seulement si tous les Composants Disponibles référencés dans la Source Couverte sont conformes à la définition correspondante de Composant Disponible pour CERN-OHL-S.</text:p>
      <text:p text:style-name="P1"/>
      <text:p text:style-name="P6">8.4 La présente Licence prendra fin avec effet immédiat si vous ne parvenez pas à respecter ses conditions générales.</text:p>
      <text:p text:style-name="P1"/>
      <text:p text:style-name="P6">8.5 Toutefois, si Vous mettez fin à toutes les infractions à la présente Licence, alors Votre Licence, issue de tout Concédant, est rétablie, à moins que ledit Concédant n'ait résilié la présente Licence en vous adressant, alors que Vous demeuriez en infraction, une notification spécifiant l’infraction et vous demandant d'y remédier dans un délai de 30 jours, et que vous n'ayez pas réussi à vous mettre en conformité à tous égards importants à la fin de la période de 30 jours. S’il y a récidive après la réception d'un avis de correction et de rétablissement ultérieur, la présente Licence prendra fin immédiatement et définitivement. L'article 6 continuera de s'appliquer après toute résiliation.</text:p>
      <text:p text:style-name="P1"/>
      <text:p text:style-name="P6">8.6 La présente Licence ne peut être appliquée que par un Concédant agissant en tant que tel, et les droits des tiers bénéficiaires sont spécifiquement exclus.</text:p>
      <text:p text:style-name="P8"><text:soft-page-break/></text:p>
      <text:h text:style-name="P14" text:outline-level="3"><text:span text:style-name="T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fr" fo:country="FR"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fr" style:country-asian="FR" style:font-weight-asian="bold" style:font-name-complex="Times New Roman1" style:font-family-complex="'Times New Roman'" style:font-family-generic-complex="system" style:font-pitch-complex="variable" style:font-size-complex="13.5pt" style:font-weight-complex="bold"/>
    </style:style>
    <style:style style:name="Revision" style:family="paragraph" style:default-outline-level="">
      <style:paragraph-properties fo:text-align="start" style:justify-single-word="false" fo:orphans="2" fo:widows="2" style:writing-mode="lr-tb"/>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re_20_3_20_Car" style:display-name="Titre 3 C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fr" style:country-asian="FR" style:font-weight-asian="bold" style:font-name-complex="Times New Roman1" style:font-family-complex="'Times New Roman'" style:font-family-generic-complex="system" style:font-pitch-complex="variable" style:font-size-complex="13.5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rig  Le Ruyet Coatleven</meta:initial-creator>
    <dc:creator>DPI</dc:creator>
    <meta:editing-cycles>7</meta:editing-cycles>
    <meta:print-date>2021-11-09T17:19:00</meta:print-date>
    <meta:creation-date>2021-12-17T13:13:00</meta:creation-date>
    <dc:date>2022-02-15T17:55:43.720000000</dc:date>
    <meta:editing-duration>PT18M8S</meta:editing-duration>
    <meta:generator>LibreOffice/6.0.4.2$Windows_x86 LibreOffice_project/9b0d9b32d5dcda91d2f1a96dc04c645c450872bf</meta:generator>
    <meta:document-statistic meta:table-count="0" meta:image-count="0" meta:object-count="0" meta:page-count="9" meta:paragraph-count="84" meta:word-count="3094" meta:character-count="19553" meta:non-whitespace-character-count="1649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